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00000000D43D547A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position="0% 100%"/>
    </style:style>
    <style:style style:name="P2" style:family="paragraph" style:parent-style-name="Footnote">
      <style:text-properties fo:font-style="italic" style:font-style-asian="italic" style:font-style-complex="italic"/>
    </style:style>
    <style:style style:name="P3" style:family="paragraph" style:parent-style-name="Code_5f_Example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>
        <style:tab-stops>
          <style:tab-stop style:position="4.419cm"/>
        </style:tab-stops>
      </style:paragraph-properties>
    </style:style>
    <style:style style:name="P7" style:family="paragraph" style:parent-style-name="Text_20_body" style:list-style-name="L3"/>
    <style:style style:name="P8" style:family="paragraph" style:parent-style-name="Text_20_body">
      <style:text-properties style:text-position="0% 100%"/>
    </style:style>
    <style:style style:name="P9" style:family="paragraph" style:parent-style-name="Text_20_body" style:list-style-name="L4">
      <style:text-properties style:text-position="0% 100%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5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font-name="Courier New1"/>
    </style:style>
    <style:style style:name="T4" style:family="text">
      <style:text-properties fo:color="#ff0000" style:font-name="Verdana" fo:font-weight="bold" style:font-weight-asian="bold" style:font-weight-complex="bold"/>
    </style:style>
    <style:style style:name="T5" style:family="text">
      <style:text-properties style:text-position="super 58%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image text:level="1" text:style-name="Numbering_20_Symbols" xlink:href="Pictures/10000000000000100000000D43D547A5.png" xlink:type="simple" xlink:show="embed" xlink:actuate="onLoad">
        <style:list-level-properties text:list-level-position-and-space-mode="label-alignment" style:vertical-pos="middle" style:vertical-rel="line" fo:width="0.423cm" fo:height="0.344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text:style-name="Numbering_20_Symbols" xlink:href="Pictures/10000000000000100000000D43D547A5.png" xlink:type="simple" xlink:show="embed" xlink:actuate="onLoad">
        <style:list-level-properties text:list-level-position-and-space-mode="label-alignment" style:vertical-pos="bottom" style:vertical-rel="baseline" fo:width="0.423cm" fo:height="0.34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text:style-name="Numbering_20_Symbols" xlink:href="Pictures/10000000000000100000000D43D547A5.png" xlink:type="simple" xlink:show="embed" xlink:actuate="onLoad">
        <style:list-level-properties text:list-level-position-and-space-mode="label-alignment" style:vertical-pos="bottom" style:vertical-rel="baseline" fo:width="0.423cm" fo:height="0.344cm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ircular Buffer Module</text:p>
      <text:p text:style-name="Subtitle">Instructions on how to release new versions of the CBUFF Module</text:p>
      <text:h text:style-name="Heading_20_1" text:outline-level="1">Foreward</text:h>
      <text:p text:style-name="Text_20_body">This document describes how to:</text:p>
      <text:list xml:id="list31248320" text:style-name="L8">
        <text:list-item>
          <text:p text:style-name="P13">release a new version of the CBUFF Module</text:p>
        </text:list-item>
        <text:list-item>
          <text:p text:style-name="P13">how to decide on the version number</text:p>
        </text:list-item>
        <text:list-item>
          <text:p text:style-name="P13">how to name the download ZIP file</text:p>
        </text:list-item>
        <text:list-item>
          <text:p text:style-name="P13">what needs to be rebuilt and updated prior to a release</text:p>
        </text:list-item>
      </text:list>
      <text:h text:style-name="Heading_20_1" text:outline-level="1">Change Log</text:h>
      <text:p text:style-name="Text_20_body">9<text:span text:style-name="T5">th</text:span> November – Initial document creation.</text:p>
      <text:h text:style-name="Heading_20_1" text:outline-level="1">Version Numbering</text:h>
      <text:p text:style-name="Text_20_body">The CBUFF Module uses version numbering in the format vX.Y, where:</text:p>
      <text:list xml:id="list31258005" text:style-name="L9">
        <text:list-item>
          <text:p text:style-name="P14">X is the main revision number, and</text:p>
        </text:list-item>
        <text:list-item>
          <text:p text:style-name="P14">Y is the sub-revision number</text:p>
        </text:list-item>
      </text:list>
      <text:p text:style-name="Text_20_body">The main revision number will only be incremented when major changes have been made to the module which affect:</text:p>
      <text:list xml:id="list31264394" text:style-name="L10">
        <text:list-item>
          <text:p text:style-name="P15">The module's API</text:p>
        </text:list-item>
        <text:list-item>
          <text:p text:style-name="P15">More than half of the module's functionality</text:p>
        </text:list-item>
      </text:list>
      <text:p text:style-name="Text_20_body">If in doubt, consult the module's developers and obtain agreement for incrementing the main revision number.</text:p>
      <text:p text:style-name="Text_20_body">The sub-revision number shall be incremented for every minor release of the CBUFF Module. Changes that accomodate the following are reasons for incrementing the sub-revision number:</text:p>
      <text:list xml:id="list31292885" text:style-name="L11">
        <text:list-item>
          <text:p text:style-name="P16">Minor improvement to the API (new feature)</text:p>
        </text:list-item>
        <text:list-item>
          <text:p text:style-name="P16">Bug fixes</text:p>
        </text:list-item>
        <text:list-item>
          <text:p text:style-name="P16">Test-suite improvements</text:p>
        </text:list-item>
        <text:list-item>
          <text:p text:style-name="P16">Addition of new examples</text:p>
        </text:list-item>
        <text:list-item>
          <text:p text:style-name="P16">Documentation improvements</text:p>
        </text:list-item>
      </text:list>
      <text:p text:style-name="Text_20_body">Each new sub release increments the sub-revision number by one. The sub-revision number can increase indefinitely.</text:p>
      <text:p text:style-name="Text_20_body">The sub-revision always increments by one, regardless if the release is of type 'stable' or 'feature' (see below).</text:p>
      <text:h text:style-name="Heading_20_1" text:outline-level="1"><text:soft-page-break/>Release Types</text:h>
      <text:p text:style-name="Text_20_body">There are two types of release; stable and feature.</text:p>
      <text:list xml:id="list31477092" text:style-name="L13">
        <text:list-item>
          <text:p text:style-name="P18">stable – a full release of the module that is thought to be fully functional and stable; all known blocker, major or critical bugs are fixed; all new features are fully functional</text:p>
        </text:list-item>
        <text:list-item>
          <text:p text:style-name="P18">feature – a release of the module where there are still some known normal, minor, trivial or enhacement bugs. Someone needs a release of the module to be able to use or assess some feature improvements.</text:p>
        </text:list-item>
      </text:list>
      <text:p text:style-name="Text_20_body">When tagging the repository (git tag -a vX.Y), please annotate with the release type. When creating the ZIP download file, please add the test 'stable' or 'feature' to the file name (see below).</text:p>
      <text:h text:style-name="Heading_20_1" text:outline-level="1">Release Process</text:h>
      <text:p text:style-name="Text_20_body">When development on the CBUFF Module has reached a point where a new release is necessary, the following points need to be followed in order to release the new version.</text:p>
      <text:list xml:id="list31358504" text:style-name="L12">
        <text:list-item>
          <text:p text:style-name="P17">Ensure that your local repository is up to date (git fetch, git merge).</text:p>
        </text:list-item>
        <text:list-item>
          <text:p text:style-name="P17">Ensure that the /cbuffTest test-suites pass for all currently supported architectures and toolsuites. Make a best effort to test all architectures if it is not possible to run the tests yourself. If certain architectures were not tested, please list these in the /Documentation/circular-buffer-change-log.odt file.</text:p>
        </text:list-item>
        <text:list-item>
          <text:p text:style-name="P17">Ensure that all issues on bugzilla related to this release are marked as „FIXED“ (check the 'Issue Tracking' link on Project Kenai).</text:p>
        </text:list-item>
        <text:list-item>
          <text:p text:style-name="P17">Update the file /Documentation/circular_buffer_module.odt. List any new features, test results, API changes etc.</text:p>
        </text:list-item>
        <text:list-item>
          <text:p text:style-name="P17">Rebuild the PDF file of the /Documentation/circular_buffer_module.odt.</text:p>
        </text:list-item>
        <text:list-item>
          <text:p text:style-name="P17">Update the /Documentation/circular-buffer-change-log.odt. List all fixed bugs, added improvements, changes and any known outstanding issues. Please list the bugzilla ID for fixed bugs.</text:p>
        </text:list-item>
        <text:list-item>
          <text:p text:style-name="P17">Tag the repository with the chosen version numebr (git tag -a vX.Y). <text:span text:style-name="T1">NOTE:</text:span> Always annotate the tag with -a and enter some useful details about the release, the reason for the release and any known issues about this release version.</text:p>
        </text:list-item>
        <text:list-item>
          <text:p text:style-name="P17">Create a ZIP file named 'cbuff-module-[release-type]-vX.Y.zip' that contains the files in the following folders:</text:p>
        </text:list-item>
      </text:list>
      <text:list xml:id="list31564883" text:style-name="L15">
        <text:list-item>
          <text:list>
            <text:list-item>
              <text:p text:style-name="P19">cbuff_module</text:p>
            </text:list-item>
            <text:list-item>
              <text:p text:style-name="P19">cbuffExamples</text:p>
            </text:list-item>
            <text:list-item>
              <text:p text:style-name="P19">cbuffPerfMeasurements</text:p>
            </text:list-item>
            <text:list-item>
              <text:p text:style-name="P19">cbuffTest</text:p>
            </text:list-item>
            <text:list-item>
              <text:p text:style-name="P19">Doc-O-Matic</text:p>
            </text:list-item>
            <text:list-item>
              <text:p text:style-name="P19">Documentation</text:p>
            </text:list-item>
            <text:list-item>
              <text:p text:style-name="P19">DOM</text:p>
            </text:list-item>
            <text:list-item>
              <text:p text:style-name="P19">License</text:p>
            </text:list-item>
          </text:list>
        </text:list-item>
      </text:list>
      <text:list xml:id="list31587803" text:style-name="L19">
        <text:list-item>
          <text:p text:style-name="P21"><text:soft-page-break/>On Project Kenai, cbuff-module project, add a new download folder named 'cbuff-module-[release-type]-vX.Y'</text:p>
        </text:list-item>
        <text:list-item>
          <text:p text:style-name="P21">Upload the generated ZIP file to this folder.</text:p>
        </text:list-item>
        <text:list-item>
          <text:p text:style-name="P21">If required, generate a tar.gz and .7zip files too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rawing" style:family="paragraph" style:parent-style-name="Caption" style:class="extra"/>
    <style:style style:name="Code_5f_Example" style:display-name="Code_Example" style:family="paragraph" style:class="text">
      <style:text-properties style:font-name="Courier New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art Cording</meta:initial-creator>
    <meta:creation-date>2010-05-26T06:25:01.45</meta:creation-date>
    <dc:date>2010-11-09T11:50:34.17</dc:date>
    <dc:creator>Stuart Cording</dc:creator>
    <meta:editing-duration>PT18H18M12S</meta:editing-duration>
    <meta:editing-cycles>41</meta:editing-cycles>
    <meta:generator>OpenOffice.org/3.2$Win32 OpenOffice.org_project/320m18$Build-9502</meta:generator>
    <meta:document-statistic meta:table-count="0" meta:image-count="0" meta:object-count="0" meta:page-count="3" meta:paragraph-count="52" meta:word-count="600" meta:character-count="3682"/>
  </office:meta>
</office:document-meta>
</file>